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05_20-41-38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05_21-36-38_000.jpg</text:p>
          </table:table-cell>
          <table:table-cell table:style-name="ce20" office:value-type="string">
            <text:p>-*</text:p>
          </table:table-cell>
          <table:table-cell table:style-name="ce19"/>
          <table:table-cell table:style-name="ce5"/>
          <table:table-cell table:style-name="ce5"/>
          <table:table-cell table:style-name="ce40" table:formula="of:=IF([.E3]=&quot;&quot;;[.C3];CONCATENATE([.C3];&quot; / &quot;;[.E3]))" office:value-type="string" office:string-value="-*">
            <text:p>-*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05_22-36-21_000.jpg</text:p>
          </table:table-cell>
          <table:table-cell table:style-name="ce12" office:value-type="string">
            <text:p>:m :PHOTO 寝た時刻 / 2021</text:p>
          </table:table-cell>
          <table:table-cell table:style-name="ce20"/>
          <table:table-cell table:style-name="ce5"/>
          <table:table-cell table:style-name="ce5"/>
          <table:table-cell table:style-name="ce40" table:formula="of:=IF([.E4]=&quot;&quot;;[.C4];CONCATENATE([.C4];&quot; / &quot;;[.E4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06_04-16-29_000.jpg</text:p>
          </table:table-cell>
          <table:table-cell table:style-name="ce19" office:value-type="string">
            <text:p>:m :PHOTO 起き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5]=&quot;&quot;;[.C5];CONCATENATE([.C5];&quot; / &quot;;[.E5]))" office:value-type="string" office:string-value=":m :PHOTO 起きた時刻 / 2021">
            <text:p>:m :PHOTO 起き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06_05-23-12_000.jpg</text:p>
          </table:table-cell>
          <table:table-cell table:style-name="ce19" office:value-type="string">
            <text:p><text:s/>:m 東和 PHOTO / 211206m / 二子玉川（電車）；NHK技研前（バス、東急） / 安藤様共同住宅 / ２名（中谷さん：蒲田営業所：職長、自分） / ㈲アクア（設備）（大東建託） / 出発時間</text:p>
          </table:table-cell>
          <table:table-cell table:style-name="ce19"/>
          <table:table-cell table:style-name="ce5"/>
          <table:table-cell table:style-name="ce5"/>
          <table:table-cell table:style-name="ce40" table:formula="of:=IF([.E6]=&quot;&quot;;[.C6];CONCATENATE([.C6];&quot; / &quot;;[.E6]))" office:value-type="string" office:string-value=" :m 東和 PHOTO / 211206m / 二子玉川（電車）；NHK技研前（バス、東急） / 安藤様共同住宅 / ２名（中谷さん：蒲田営業所：職長、自分） / ㈲アクア（設備）（大東建託） / 出発時間">
            <text:p><text:s/>:m 東和 PHOTO / 211206m / 二子玉川（電車）；NHK技研前（バス、東急） / 安藤様共同住宅 / ２名（中谷さん：蒲田営業所：職長、自分） / ㈲アクア（設備）（大東建託） / 出発時間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06_17-56-55_000.jpg</text:p>
          </table:table-cell>
          <table:table-cell table:style-name="ce19" office:value-type="string">
            <text:p><text:s/>:m 東和 PHOTO / 211206m / 二子玉川（電車）；NHK技研前（バス、東急） / 安藤様共同住宅 / ２名（中谷さん：蒲田営業所：職長、自分） / ㈲アクア（設備）（大東建託） / 日報</text:p>
          </table:table-cell>
          <table:table-cell table:style-name="ce21"/>
          <table:table-cell table:style-name="ce5"/>
          <table:table-cell table:style-name="ce5"/>
          <table:table-cell table:style-name="ce40" table:formula="of:=IF([.E7]=&quot;&quot;;[.C7];CONCATENATE([.C7];&quot; / &quot;;[.E7]))" office:value-type="string" office:string-value=" :m 東和 PHOTO / 211206m / 二子玉川（電車）；NHK技研前（バス、東急） / 安藤様共同住宅 / ２名（中谷さん：蒲田営業所：職長、自分） / ㈲アクア（設備）（大東建託） / 日報">
            <text:p><text:s/>:m 東和 PHOTO / 211206m / 二子玉川（電車）；NHK技研前（バス、東急） / 安藤様共同住宅 / ２名（中谷さん：蒲田営業所：職長、自分） / ㈲アクア（設備）（大東建託） / 日報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06_21-20-08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8]=&quot;&quot;;[.C8];CONCATENATE([.C8];&quot; / &quot;;[.E8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07_02-12-34_000.jpg</text:p>
          </table:table-cell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12"/>
          <table:table-cell table:style-name="ce5"/>
          <table:table-cell table:style-name="ce5"/>
          <table:table-cell table:style-name="ce40" table:formula="of:=IF([.E9]=&quot;&quot;;[.C9];CONCATENATE([.C9];&quot; / &quot;;[.E9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07_02-12-51_000.jpg</text:p>
          </table:table-cell>
          <table:table-cell table:style-name="ce12" office:value-type="string">
            <text:p>:m :PHOTO 寝た時刻 / 2021</text:p>
          </table:table-cell>
          <table:table-cell table:style-name="ce12"/>
          <table:table-cell table:style-name="ce5"/>
          <table:table-cell table:style-name="ce5"/>
          <table:table-cell table:style-name="ce40" table:formula="of:=IF([.E10]=&quot;&quot;;[.C10];CONCATENATE([.C10];&quot; / &quot;;[.E10]))" office:value-type="string" office:string-value=":m :PHOTO 寝た時刻 / 2021">
            <text:p>:m :PHOTO 寝た時刻 / 2021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string">
            <text:p>2021-12-07_08-36-28_000.jpg</text:p>
          </table:table-cell>
          <table:table-cell table:style-name="ce12" office:value-type="string">
            <text:p>:m 記録 / お酒：飲んだ量</text:p>
          </table:table-cell>
          <table:table-cell table:style-name="ce12"/>
          <table:table-cell table:style-name="ce5"/>
          <table:table-cell table:style-name="ce5"/>
          <table:table-cell table:style-name="ce40" table:formula="of:=IF([.E11]=&quot;&quot;;[.C11];CONCATENATE([.C11];&quot; / &quot;;[.E11]))" office:value-type="string" office:string-value=":m 記録 / お酒：飲んだ量">
            <text:p>:m 記録 / お酒：飲んだ量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5" office:value-type="string">
            <text:p>2021-12-07_11-57-53_000.jpg</text:p>
          </table:table-cell>
          <table:table-cell table:style-name="ce19" office:value-type="string">
            <text:p><text:s/>:m 食べた物 </text:p>
          </table:table-cell>
          <table:table-cell table:style-name="ce20"/>
          <table:table-cell table:style-name="ce5"/>
          <table:table-cell table:style-name="ce5"/>
          <table:table-cell table:style-name="ce40" table:formula="of:=IF([.E12]=&quot;&quot;;[.C12];CONCATENATE([.C12];&quot; / &quot;;[.E12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 office:value-type="string">
            <text:p>2021-12-07_14-58-36_000.jpg</text:p>
          </table:table-cell>
          <table:table-cell table:style-name="ce12" office:value-type="string">
            <text:p>:m RES 1*2 / free# JVEMV6 76#_48:1 / 76. physics / w=~,topics=ルベーグ積分；リーマン積分,other=q+:(1/a,2/b,2/a),s=~,i=~,doc=r-2-7~1#2.2;r-2-7~2</text:p>
          </table:table-cell>
          <table:table-cell table:style-name="ce12"/>
          <table:table-cell table:style-name="ce5"/>
          <table:table-cell table:style-name="ce5"/>
          <table:table-cell table:style-name="ce40" table:formula="of:=IF([.E13]=&quot;&quot;;[.C13];CONCATENATE([.C13];&quot; / &quot;;[.E13]))" office:value-type="string" office:string-value=":m RES 1*2 / free# JVEMV6 76#_48:1 / 76. physics / w=~,topics=ルベーグ積分；リーマン積分,other=q+:(1/a,2/b,2/a),s=~,i=~,doc=r-2-7~1#2.2;r-2-7~2">
            <text:p>:m RES 1*2 / free# JVEMV6 76#_48:1 / 76. physics / w=~,topics=ルベーグ積分；リーマン積分,other=q+:(1/a,2/b,2/a),s=~,i=~,doc=r-2-7~1#2.2;r-2-7~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3">
            <text:p>13</text:p>
          </table:table-cell>
          <table:table-cell table:style-name="ce5" office:value-type="string">
            <text:p>2021-12-07_14-58-55_000.jpg</text:p>
          </table:table-cell>
          <table:table-cell table:style-name="ce12" office:value-type="string">
            <text:p>:m RES 2*2 / free# JVEMV6 76#_48:1 / 76. physics / w=((X,f)-&gt;∫_X(f)dxdy),topics=ルベーグ積分,other=~,s=~,i=~,doc=r-2-7~2#2</text:p>
          </table:table-cell>
          <table:table-cell table:style-name="ce12"/>
          <table:table-cell table:style-name="ce5"/>
          <table:table-cell table:style-name="ce5"/>
          <table:table-cell table:style-name="ce40" table:formula="of:=IF([.E14]=&quot;&quot;;[.C14];CONCATENATE([.C14];&quot; / &quot;;[.E14]))" office:value-type="string" office:string-value=":m RES 2*2 / free# JVEMV6 76#_48:1 / 76. physics / w=((X,f)-&gt;∫_X(f)dxdy),topics=ルベーグ積分,other=~,s=~,i=~,doc=r-2-7~2#2">
            <text:p>:m RES 2*2 / free# JVEMV6 76#_48:1 / 76. physics / w=((X,f)-&gt;∫_X(f)dxdy),topics=ルベーグ積分,other=~,s=~,i=~,doc=r-2-7~2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5" office:value-type="string">
            <text:p>2021-12-07_17-55-45_000.jpg</text:p>
          </table:table-cell>
          <table:table-cell table:style-name="ce12" office:value-type="string">
            <text:p>:m RES #*# / free# JVEMV6 76#_48:2 / 76. physics / w=(Σ(f,△,△^*)),topics=ルベーグ積分；リーマン積分,other=~,s=~,i=~,doc=r-2-7~2#2</text:p>
          </table:table-cell>
          <table:table-cell table:style-name="ce12"/>
          <table:table-cell table:style-name="ce5"/>
          <table:table-cell table:style-name="ce5"/>
          <table:table-cell table:style-name="ce40" table:formula="of:=IF([.E15]=&quot;&quot;;[.C15];CONCATENATE([.C15];&quot; / &quot;;[.E15]))" office:value-type="string" office:string-value=":m RES #*# / free# JVEMV6 76#_48:2 / 76. physics / w=(Σ(f,△,△^*)),topics=ルベーグ積分；リーマン積分,other=~,s=~,i=~,doc=r-2-7~2#2">
            <text:p>:m RES #*# / free# JVEMV6 76#_48:2 / 76. physics / w=(Σ(f,△,△^*)),topics=ルベーグ積分；リーマン積分,other=~,s=~,i=~,doc=r-2-7~2#2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15">
            <text:p>15</text:p>
          </table:table-cell>
          <table:table-cell table:style-name="ce5" office:value-type="string">
            <text:p>2021-12-07_21-06-36_000.jpg</text:p>
          </table:table-cell>
          <table:table-cell table:style-name="ce19" office:value-type="string">
            <text:p><text:s/>:m 食べた物 </text:p>
          </table:table-cell>
          <table:table-cell table:style-name="ce12"/>
          <table:table-cell table:style-name="ce5"/>
          <table:table-cell table:style-name="ce5"/>
          <table:table-cell table:style-name="ce40" table:formula="of:=IF([.E16]=&quot;&quot;;[.C16];CONCATENATE([.C16];&quot; / &quot;;[.E16]))" office:value-type="string" office:string-value=" :m 食べた物 ">
            <text:p><text:s/>:m 食べた物 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07_16-07-00_000.mp4</text:p>
          </table:table-cell>
          <table:table-cell table:style-name="ce12" office:value-type="string">
            <text:p>:VIDEO / @自室 / 記録 / jap.flute / 演奏、play / R=1 / todays-melody,notes=,Re+,other=use:kan-sounds</text:p>
          </table:table-cell>
          <table:table-cell table:style-name="ce19"/>
          <table:table-cell table:style-name="ce5"/>
          <table:table-cell table:style-name="ce5"/>
          <table:table-cell table:style-name="ce40" table:formula="of:=IF([.E17]=&quot;&quot;;[.C17];CONCATENATE([.C17];&quot; / &quot;;[.E17]))" office:value-type="string" office:string-value=":VIDEO / @自室 / 記録 / jap.flute / 演奏、play / R=1 / todays-melody,notes=,Re+,other=use:kan-sounds">
            <text:p>:VIDEO / @自室 / 記録 / jap.flute / 演奏、play / R=1 / todays-melody,notes=,Re+,other=use:kan-sounds</text:p>
          </table:table-cell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18]=&quot;&quot;;[.C18];CONCATENATE([.C18];&quot; / &quot;;[.E1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19]=&quot;&quot;;[.C19];CONCATENATE([.C19];&quot; / &quot;;[.E1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/>
          <table:table-cell table:style-name="ce5"/>
          <table:table-cell table:style-name="ce40" table:formula="of:=IF([.E20]=&quot;&quot;;[.C20];CONCATENATE([.C20];&quot; / &quot;;[.E2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0"/>
          <table:table-cell table:style-name="ce5"/>
          <table:table-cell table:style-name="ce5"/>
          <table:table-cell table:style-name="ce40" table:formula="of:=IF([.E21]=&quot;&quot;;[.C21];CONCATENATE([.C21];&quot; / &quot;;[.E2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2"/>
          <table:table-cell table:style-name="ce5"/>
          <table:table-cell table:style-name="ce5"/>
          <table:table-cell table:style-name="ce40" table:formula="of:=IF([.E22]=&quot;&quot;;[.C22];CONCATENATE([.C22];&quot; / &quot;;[.E2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19"/>
          <table:table-cell table:style-name="ce5"/>
          <table:table-cell table:style-name="ce5"/>
          <table:table-cell table:style-name="ce40" table:formula="of:=IF([.E23]=&quot;&quot;;[.C23];CONCATENATE([.C23];&quot; / &quot;;[.E2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4]=&quot;&quot;;[.C24];CONCATENATE([.C24];&quot; / &quot;;[.E2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25]=&quot;&quot;;[.C25];CONCATENATE([.C25];&quot; / &quot;;[.E2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26]=&quot;&quot;;[.C26];CONCATENATE([.C26];&quot; / &quot;;[.E2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/>
          <table:table-cell table:style-name="ce5"/>
          <table:table-cell table:style-name="ce40" table:formula="of:=IF([.E27]=&quot;&quot;;[.C27];CONCATENATE([.C27];&quot; / &quot;;[.E2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28]=&quot;&quot;;[.C28];CONCATENATE([.C28];&quot; / &quot;;[.E2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29]" office:value-type="string" office:string-value="N-35-35-28.656005 E-139-34-50.148925">
            <text:p>N-35-35-28.656005 E-139-34-50.148925</text:p>
          </table:table-cell>
          <table:table-cell table:style-name="ce5" office:value-type="string">
            <text:p>N-35-35-28.656005 E-139-34-50.148925</text:p>
          </table:table-cell>
          <table:table-cell table:style-name="ce40" table:formula="of:=IF([.E29]=&quot;&quot;;[.C29];CONCATENATE([.C29];&quot; / &quot;;[.E29]))" office:value-type="string" office:string-value=" / N-35-35-28.656005 E-139-34-50.148925">
            <text:p><text:s/>/ N-35-35-28.656005 E-139-34-50.14892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formula="of:=[.F30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0]=&quot;&quot;;[.C30];CONCATENATE([.C30];&quot; / &quot;;[.E30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1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1]=&quot;&quot;;[.C31];CONCATENATE([.C31];&quot; / &quot;;[.E31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2]" office:value-type="string" office:string-value="N-35-34-36.402282 E-139-40-35.449218">
            <text:p>N-35-34-36.402282 E-139-40-35.449218</text:p>
          </table:table-cell>
          <table:table-cell table:style-name="ce5" office:value-type="string">
            <text:p>N-35-34-36.402282 E-139-40-35.449218</text:p>
          </table:table-cell>
          <table:table-cell table:style-name="ce40" table:formula="of:=IF([.E32]=&quot;&quot;;[.C32];CONCATENATE([.C32];&quot; / &quot;;[.E32]))" office:value-type="string" office:string-value=" / N-35-34-36.402282 E-139-40-35.449218">
            <text:p><text:s/>/ N-35-34-36.402282 E-139-40-35.449218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5" table:formula="of:=[.F33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3]=&quot;&quot;;[.C33];CONCATENATE([.C33];&quot; / &quot;;[.E33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4]" office:value-type="string" office:string-value="N-35-34-36.539611 E-139-40-34.954833">
            <text:p>N-35-34-36.539611 E-139-40-34.954833</text:p>
          </table:table-cell>
          <table:table-cell table:style-name="ce5" office:value-type="string">
            <text:p>N-35-34-36.539611 E-139-40-34.954833</text:p>
          </table:table-cell>
          <table:table-cell table:style-name="ce40" table:formula="of:=IF([.E34]=&quot;&quot;;[.C34];CONCATENATE([.C34];&quot; / &quot;;[.E34]))" office:value-type="string" office:string-value=" / N-35-34-36.539611 E-139-40-34.954833">
            <text:p><text:s/>/ N-35-34-36.539611 E-139-40-34.954833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5]" office:value-type="string" office:string-value="N-35-34-36.731872 E-139-40-36.492919">
            <text:p>N-35-34-36.731872 E-139-40-36.492919</text:p>
          </table:table-cell>
          <table:table-cell table:style-name="ce5" office:value-type="string">
            <text:p>N-35-34-36.731872 E-139-40-36.492919</text:p>
          </table:table-cell>
          <table:table-cell table:style-name="ce40" table:formula="of:=IF([.E35]=&quot;&quot;;[.C35];CONCATENATE([.C35];&quot; / &quot;;[.E35]))" office:value-type="string" office:string-value=" / N-35-34-36.731872 E-139-40-36.492919">
            <text:p><text:s/>/ N-35-34-36.731872 E-139-40-36.49291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5" table:formula="of:=[.F36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6]=&quot;&quot;;[.C36];CONCATENATE([.C36];&quot; / &quot;;[.E36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7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7]=&quot;&quot;;[.C37];CONCATENATE([.C37];&quot; / &quot;;[.E37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 table:formula="of:=[.F38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8]=&quot;&quot;;[.C38];CONCATENATE([.C38];&quot; / &quot;;[.E38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9"/>
          <table:table-cell table:style-name="ce5" table:formula="of:=[.F39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39]=&quot;&quot;;[.C39];CONCATENATE([.C39];&quot; / &quot;;[.E39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 table:formula="of:=[.F40]" office:value-type="string" office:string-value="N-35-34-36.965332 E-139-40-34.130859">
            <text:p>N-35-34-36.965332 E-139-40-34.130859</text:p>
          </table:table-cell>
          <table:table-cell table:style-name="ce5" office:value-type="string">
            <text:p>N-35-34-36.965332 E-139-40-34.130859</text:p>
          </table:table-cell>
          <table:table-cell table:style-name="ce40" table:formula="of:=IF([.E40]=&quot;&quot;;[.C40];CONCATENATE([.C40];&quot; / &quot;;[.E40]))" office:value-type="string" office:string-value=" / N-35-34-36.965332 E-139-40-34.130859">
            <text:p><text:s/>/ N-35-34-36.965332 E-139-40-34.130859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formula="of:=[.F41]" office:value-type="string" office:string-value="N-35-34-37.226257 E-139-40-34.625244">
            <text:p>N-35-34-37.226257 E-139-40-34.625244</text:p>
          </table:table-cell>
          <table:table-cell table:style-name="ce5" office:value-type="string">
            <text:p>N-35-34-37.226257 E-139-40-34.625244</text:p>
          </table:table-cell>
          <table:table-cell table:style-name="ce40" table:formula="of:=IF([.E41]=&quot;&quot;;[.C41];CONCATENATE([.C41];&quot; / &quot;;[.E41]))" office:value-type="string" office:string-value=" / N-35-34-37.226257 E-139-40-34.625244">
            <text:p><text:s/>/ N-35-34-37.226257 E-139-40-34.625244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formula="of:=[.F42]" office:value-type="string" office:string-value="N-35-34-36.182556 E-139-40-40.393066">
            <text:p>N-35-34-36.182556 E-139-40-40.393066</text:p>
          </table:table-cell>
          <table:table-cell table:style-name="ce5" office:value-type="string">
            <text:p>N-35-34-36.182556 E-139-40-40.393066</text:p>
          </table:table-cell>
          <table:table-cell table:style-name="ce40" table:formula="of:=IF([.E42]=&quot;&quot;;[.C42];CONCATENATE([.C42];&quot; / &quot;;[.E42]))" office:value-type="string" office:string-value=" / N-35-34-36.182556 E-139-40-40.393066">
            <text:p><text:s/>/ N-35-34-36.182556 E-139-40-40.393066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3]" office:value-type="string" office:string-value="N-35-36-26.38916 E-139-40-8.422851">
            <text:p>N-35-36-26.38916 E-139-40-8.422851</text:p>
          </table:table-cell>
          <table:table-cell table:style-name="ce5" office:value-type="string">
            <text:p>N-35-36-26.38916 E-139-40-8.422851</text:p>
          </table:table-cell>
          <table:table-cell table:style-name="ce40" table:formula="of:=IF([.E43]=&quot;&quot;;[.C43];CONCATENATE([.C43];&quot; / &quot;;[.E43]))" office:value-type="string" office:string-value=" / N-35-36-26.38916 E-139-40-8.422851">
            <text:p><text:s/>/ N-35-36-26.38916 E-139-40-8.422851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 table:formula="of:=[.F44]" office:value-type="string" office:string-value="N-35-36-26.512756 E-139-40-7.543945">
            <text:p>N-35-36-26.512756 E-139-40-7.543945</text:p>
          </table:table-cell>
          <table:table-cell table:style-name="ce5" office:value-type="string">
            <text:p>N-35-36-26.512756 E-139-40-7.543945</text:p>
          </table:table-cell>
          <table:table-cell table:style-name="ce40" table:formula="of:=IF([.E44]=&quot;&quot;;[.C44];CONCATENATE([.C44];&quot; / &quot;;[.E44]))" office:value-type="string" office:string-value=" / N-35-36-26.512756 E-139-40-7.543945">
            <text:p><text:s/>/ N-35-36-26.512756 E-139-40-7.543945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21"/>
          <table:table-cell table:style-name="ce5"/>
          <table:table-cell table:style-name="ce5"/>
          <table:table-cell table:style-name="ce40" table:formula="of:=IF([.E45]=&quot;&quot;;[.C45];CONCATENATE([.C45];&quot; / &quot;;[.E4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/>
          <table:table-cell table:style-name="ce5"/>
          <table:table-cell table:style-name="ce40" table:formula="of:=IF([.E46]=&quot;&quot;;[.C46];CONCATENATE([.C46];&quot; / &quot;;[.E4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7]=&quot;&quot;;[.C47];CONCATENATE([.C47];&quot; / &quot;;[.E4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48]=&quot;&quot;;[.C48];CONCATENATE([.C48];&quot; / &quot;;[.E4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/>
          <table:table-cell table:style-name="ce5"/>
          <table:table-cell table:style-name="ce40" table:formula="of:=IF([.E49]=&quot;&quot;;[.C49];CONCATENATE([.C49];&quot; / &quot;;[.E4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0]=&quot;&quot;;[.C50];CONCATENATE([.C50];&quot; / &quot;;[.E5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1]=&quot;&quot;;[.C51];CONCATENATE([.C51];&quot; / &quot;;[.E5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52]=&quot;&quot;;[.C52];CONCATENATE([.C52];&quot; / &quot;;[.E5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3]=&quot;&quot;;[.C53];CONCATENATE([.C53];&quot; / &quot;;[.E5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4]=&quot;&quot;;[.C54];CONCATENATE([.C54];&quot; / &quot;;[.E5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/>
          <table:table-cell table:style-name="ce5"/>
          <table:table-cell table:style-name="ce40" table:formula="of:=IF([.E55]=&quot;&quot;;[.C55];CONCATENATE([.C55];&quot; / &quot;;[.E5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6]=&quot;&quot;;[.C56];CONCATENATE([.C56];&quot; / &quot;;[.E5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7]=&quot;&quot;;[.C57];CONCATENATE([.C57];&quot; / &quot;;[.E5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8]=&quot;&quot;;[.C58];CONCATENATE([.C58];&quot; / &quot;;[.E5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59]=&quot;&quot;;[.C59];CONCATENATE([.C59];&quot; / &quot;;[.E5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0]=&quot;&quot;;[.C60];CONCATENATE([.C60];&quot; / &quot;;[.E6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1]=&quot;&quot;;[.C61];CONCATENATE([.C61];&quot; / &quot;;[.E6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2"/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20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/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2" office:value-type="string">
            <text:p>:m :PHOTO 寝た時刻 / 2021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20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0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2021/12/08</text:date>, <text:time>00:1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08T00:18:20.35</dc:date>
    <dc:creator>iwabuchi ken</dc:creator>
    <meta:editing-duration>P40DT17H19M17S</meta:editing-duration>
    <meta:editing-cycles>13947</meta:editing-cycles>
    <meta:document-statistic meta:table-count="1" meta:cell-count="461" meta:object-count="0"/>
  </office:meta>
</office:document-meta>
</file>